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ans Serif Collection" svg:font-family="'Sans Serif Collectio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 Collection1" svg:font-family="'Sans Serif Collection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c5c91"/>
    </style:style>
    <style:style style:name="P2" style:family="paragraph" style:parent-style-name="List_20_Paragraph" style:list-style-name="WWNum1">
      <style:text-properties officeooo:rsid="000c5c91" officeooo:paragraph-rsid="000c5c91"/>
    </style:style>
    <style:style style:name="P3" style:family="paragraph" style:parent-style-name="List_20_Paragraph" style:list-style-name="L1">
      <style:text-properties officeooo:rsid="000c5c91" officeooo:paragraph-rsid="000c5c91"/>
    </style:style>
    <style:style style:name="P4" style:family="paragraph" style:parent-style-name="List_20_Paragraph" style:list-style-name="L1">
      <style:text-properties officeooo:paragraph-rsid="000c5c91"/>
    </style:style>
    <style:style style:name="P5" style:family="paragraph" style:parent-style-name="List_20_Paragraph" style:list-style-name="WWNum1">
      <style:paragraph-properties fo:margin-left="0in" fo:margin-right="0in" fo:text-indent="0in" style:auto-text-indent="false"/>
      <style:text-properties officeooo:paragraph-rsid="000c5c91"/>
    </style:style>
    <style:style style:name="P6" style:family="paragraph" style:parent-style-name="Standard">
      <style:text-properties style:font-name="Sans Serif Collection" style:font-name-complex="Sans Serif Collection1"/>
    </style:style>
    <style:style style:name="P7" style:family="paragraph" style:parent-style-name="Standard">
      <style:text-properties officeooo:rsid="000c5c91" officeooo:paragraph-rsid="000c5c91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style:font-name="Sans Serif Collection" style:font-name-complex="Sans Serif Collection1"/>
    </style:style>
    <style:style style:name="T2" style:family="text">
      <style:text-properties style:font-name="Sans Serif Collection" officeooo:rsid="000c5c91" style:font-name-complex="Sans Serif Collection1"/>
    </style:style>
    <style:style style:name="T3" style:family="text">
      <style:text-properties style:font-name="Calibri" style:font-name-complex="Calibri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markedcontent"><text:span text:style-name="T1">Brugsm</text:span></text:span><text:span text:style-name="markedcontent"><text:span text:style-name="T3">ø</text:span></text:span><text:span text:style-name="markedcontent"><text:span text:style-name="T1">nstre : </text:span></text:span><text:span text:style-name="markedcontent"><text:span text:style-name="T2">Opret Sal</text:span></text:span></text:p>
      <text:p text:style-name="Standard"><text:span text:style-name="T1">Prim</text:span><text:span text:style-name="T3">æ</text:span><text:span text:style-name="T1">r akt</text:span><text:span text:style-name="T3">ø</text:span><text:span text:style-name="T1">r: </text:span><text:span text:style-name="T2">Biograf Ejer</text:span></text:p>
      <text:p text:style-name="Standard"><text:span text:style-name="T1">Kundens m</text:span><text:span text:style-name="T3">å</text:span><text:span text:style-name="T1">l/hensigter: </text:span><text:span text:style-name="T2">Oprettelse af sal med rækker og sæder</text:span></text:p>
      <text:p text:style-name="Standard"><text:span text:style-name="T2"/></text:p>
      <text:p text:style-name="Standard"><text:span text:style-name="T1">Pre-condition: </text:span><text:span text:style-name="T2">Ingen sal findes med samme navn</text:span></text:p>
      <text:p text:style-name="Standard"><text:span text:style-name="T1">Post-condition: </text:span><text:span text:style-name="T2">Der er oprettet en sal med tilhørende antal rækker og sæder</text:span></text:p>
      <text:p text:style-name="P6"/>
      <text:p text:style-name="Standard"><text:span text:style-name="T1">Basisforl</text:span><text:span text:style-name="T3">ø</text:span><text:span text:style-name="T1">b (happy path):</text:span></text:p>
      <text:list xml:id="list1087621606" text:style-name="WWNum1">
        <text:list-item>
          <text:p text:style-name="P2"><text:span text:style-name="T1">Kunden angiver salens navn</text:span></text:p>
        </text:list-item>
        <text:list-item>
          <text:p text:style-name="P2"><text:span text:style-name="T1">Kunden angiver antal rækker</text:span></text:p>
        </text:list-item>
        <text:list-item>
          <text:p text:style-name="P2"><text:span text:style-name="T1">Kunden angiver antal sæder per række</text:span></text:p>
        </text:list-item>
        <text:list-item>
          <text:p text:style-name="P1"><text:span text:style-name="T2">Salen er oprettet</text:span></text:p>
          <text:p text:style-name="P5"/>
        </text:list-item>
      </text:list>
      <text:p text:style-name="Standard"><text:span text:style-name="markedcontent"><text:span text:style-name="T1">Extensions/udvidelser eller alternative forl</text:span></text:span><text:span text:style-name="markedcontent"><text:span text:style-name="T3">ø</text:span></text:span><text:span text:style-name="markedcontent"><text:span text:style-name="T1">b:</text:span></text:span></text:p>
      <text:p text:style-name="P7"><text:span text:style-name="T1">Salen er allerede oprettet</text:span></text:p>
      <text:list xml:id="list250677341" text:style-name="L1">
        <text:list-item>
          <text:p text:style-name="P4"><text:span text:style-name="T2">Kunden angiver salens navn</text:span></text:p>
        </text:list-item>
        <text:list-item>
          <text:p text:style-name="P3"><text:span text:style-name="T1">Systemet advarer om at navnet allerede er i brug</text:span></text:p>
        </text:list-item>
        <text:list-item>
          <text:p text:style-name="P4"><text:span text:style-name="T2">Oprettelse afslutte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ans Serif Collection" svg:font-family="'Sans Serif Collectio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 Collection1" svg:font-family="'Sans Serif Collectio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markedcontent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lix benkjer</meta:initial-creator>
    <meta:editing-cycles>2</meta:editing-cycles>
    <meta:creation-date>2023-03-21T16:39:00</meta:creation-date>
    <dc:date>2024-04-12T12:52:11.198067238</dc:date>
    <meta:editing-duration>PT4M12S</meta:editing-duration>
    <meta:generator>LibreOffice/6.4.7.2$Linux_X86_64 LibreOffice_project/40$Build-2</meta:generator>
    <meta:document-statistic meta:table-count="0" meta:image-count="0" meta:object-count="0" meta:page-count="1" meta:paragraph-count="15" meta:word-count="86" meta:character-count="543" meta:non-whitespace-character-count="4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